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27M14.775S">
            <text:p>12:27:14.7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27M14.81S">
            <text:p>12:27:14.8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27M14.844S">
            <text:p>12:27:14.8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27M14.78S">
            <text:p>12:27:14.7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27M14.878S">
            <text:p>12:27:14.8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27M14.814S">
            <text:p>12:27:14.8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27M14.911S">
            <text:p>12:27:14.9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27M14.945S">
            <text:p>12:27:14.95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27M14.848S">
            <text:p>12:27:14.85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27M14.979S">
            <text:p>12:27:14.9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27M14.9S">
            <text:p>12:27:14.90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27M15.012S">
            <text:p>12:27:15.01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27M14.862S">
            <text:p>12:27:14.86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27M15.046S">
            <text:p>12:27:15.05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27M14.915S">
            <text:p>12:27:14.92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27M15.083S">
            <text:p>12:27:15.0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27M14.882S">
            <text:p>12:27:14.8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27M14.948S">
            <text:p>12:27:14.95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27M15.115S">
            <text:p>12:27:15.1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27M15.149S">
            <text:p>12:27:15.1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27M14.982S">
            <text:p>12:27:14.9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27M14.962S">
            <text:p>12:27:14.96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27M15.183S">
            <text:p>12:27:15.1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27M15.216S">
            <text:p>12:27:15.2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27M15.015S">
            <text:p>12:27:15.0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27M15.25S">
            <text:p>12:27:15.2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27M15.283S">
            <text:p>12:27:15.2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27M15.04S">
            <text:p>12:27:15.04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27M15.291S">
            <text:p>12:27:15.29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27M15.317S">
            <text:p>12:27:15.3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27M15.351S">
            <text:p>12:27:15.3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27M14.999S">
            <text:p>12:27:15.00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27M15.05S">
            <text:p>12:27:15.05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27M15.366S">
            <text:p>12:27:15.37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8945">
            <text:p>28945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27M15.182S">
            <text:p>12:27:15.18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27M15.385S">
            <text:p>12:27:15.3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27M15.187S">
            <text:p>12:27:15.1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27M15.392S">
            <text:p>12:27:15.39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8945">
            <text:p>28945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27M15.418S">
            <text:p>12:27:15.4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27M15.452S">
            <text:p>12:27:15.45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27M15.113S">
            <text:p>12:27:15.11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27M15.486S">
            <text:p>12:27:15.4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27M15.169S">
            <text:p>12:27:15.17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27M15.153S">
            <text:p>12:27:15.1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27M15.519S">
            <text:p>12:27:15.52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27M15.553S">
            <text:p>12:27:15.5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27M15.089S">
            <text:p>12:27:15.0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27M15.588S">
            <text:p>12:27:15.5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27M15.118S">
            <text:p>12:27:15.1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27M15.099S">
            <text:p>12:27:15.10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27M15.621S">
            <text:p>12:27:15.6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27M15.654S">
            <text:p>12:27:15.6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27M15.061S">
            <text:p>12:27:15.06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27M15.687S">
            <text:p>12:27:15.69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27M15.404S">
            <text:p>12:27:15.4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27M15.421S">
            <text:p>12:27:15.4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27M15.722S">
            <text:p>12:27:15.7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27M15.755S">
            <text:p>12:27:15.7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27M15.396S">
            <text:p>12:27:15.4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27M15.356S">
            <text:p>12:27:15.3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465">
            <text:p>465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27M15.383S">
            <text:p>12:27:15.38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498">
            <text:p>498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27M15.321S">
            <text:p>12:27:15.3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27M15.288S">
            <text:p>12:27:15.2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660">
            <text:p>66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27M15.254S">
            <text:p>12:27:15.2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27M15.249S">
            <text:p>12:27:15.25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794">
            <text:p>794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27M15.895S">
            <text:p>12:27:15.9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27M15.22S">
            <text:p>12:27:15.2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27M15.824S">
            <text:p>12:27:15.8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27M15.81S">
            <text:p>12:27:15.8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27M15.882S">
            <text:p>12:27:15.88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27M15.728S">
            <text:p>12:27:15.7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27M16.159S">
            <text:p>12:27:16.16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8945">
            <text:p>28945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27M15.759S">
            <text:p>12:27:15.7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27M15.714S">
            <text:p>12:27:15.7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27M15.692S">
            <text:p>12:27:15.69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27M15.701S">
            <text:p>12:27:15.7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27M15.686S">
            <text:p>12:27:15.69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27M16.338S">
            <text:p>12:27:16.3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8947">
            <text:p>28947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27M16.355S">
            <text:p>12:27:16.36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8945">
            <text:p>2894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27M15.657S">
            <text:p>12:27:15.6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27M15.618S">
            <text:p>12:27:15.6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809">
            <text:p>80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27M16.428S">
            <text:p>12:27:16.43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8945">
            <text:p>28945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27M15.602S">
            <text:p>12:27:15.6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882">
            <text:p>882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27M15.625S">
            <text:p>12:27:15.63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871">
            <text:p>87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27M15.578S">
            <text:p>12:27:15.5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934">
            <text:p>93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27M15.592S">
            <text:p>12:27:15.5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935">
            <text:p>935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27M15.556S">
            <text:p>12:27:15.5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27M15.504S">
            <text:p>12:27:15.50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27M15.518S">
            <text:p>12:27:15.5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27M16.641S">
            <text:p>12:27:16.64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8945">
            <text:p>28945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27M15.524S">
            <text:p>12:27:15.52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27M15.49S">
            <text:p>12:27:15.4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1236">
            <text:p>123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27M16.574S">
            <text:p>12:27:16.57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27M16.529S">
            <text:p>12:27:16.5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27M16.653S">
            <text:p>12:27:16.6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27M16.498S">
            <text:p>12:27:16.50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27M17.002S">
            <text:p>12:27:17.0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8947">
            <text:p>28947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27M16.514S">
            <text:p>12:27:16.5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27M16.485S">
            <text:p>12:27:16.4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558">
            <text:p>55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27M16.414S">
            <text:p>12:27:16.4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27M17.032S">
            <text:p>12:27:17.0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8947">
            <text:p>28947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27M17.044S">
            <text:p>12:27:17.0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8947">
            <text:p>28947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27M16.325S">
            <text:p>12:27:16.3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750">
            <text:p>750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27M16.259S">
            <text:p>12:27:16.2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828">
            <text:p>82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27M16.669S">
            <text:p>12:27:16.67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27M16.242S">
            <text:p>12:27:16.24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27M17.088S">
            <text:p>12:27:17.0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27M16.175S">
            <text:p>12:27:16.1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957">
            <text:p>957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27M16.146S">
            <text:p>12:27:16.1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995">
            <text:p>99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27M16.086S">
            <text:p>12:27:16.0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1076">
            <text:p>107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27M17.143S">
            <text:p>12:27:17.1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27M16.073S">
            <text:p>12:27:16.0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27M16.059S">
            <text:p>12:27:16.0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1129">
            <text:p>112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27M17.162S">
            <text:p>12:27:17.1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27M17.189S">
            <text:p>12:27:17.1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27M16.046S">
            <text:p>12:27:16.05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1166">
            <text:p>116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27M15.95S">
            <text:p>12:27:15.9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27M17.213S">
            <text:p>12:27:17.21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8945">
            <text:p>28945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27M15.962S">
            <text:p>12:27:15.9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1288">
            <text:p>1288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27M15.472S">
            <text:p>12:27:15.47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1809">
            <text:p>180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27M16.726S">
            <text:p>12:27:16.7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575">
            <text:p>575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27M17.281S">
            <text:p>12:27:17.28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8945">
            <text:p>28945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27M17.179S">
            <text:p>12:27:17.1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27M17.347S">
            <text:p>12:27:17.3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8947">
            <text:p>28947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27M17.134S">
            <text:p>12:27:17.1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27M17.379S">
            <text:p>12:27:17.3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27M17.059S">
            <text:p>12:27:17.0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27M17.45S">
            <text:p>12:27:17.4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27M15.457S">
            <text:p>12:27:15.4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2040">
            <text:p>204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27M16.978S">
            <text:p>12:27:16.9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27M16.991S">
            <text:p>12:27:16.9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27M17.511S">
            <text:p>12:27:17.5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27M17.02S">
            <text:p>12:27:17.0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27M17.076S">
            <text:p>12:27:17.08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27M17.539S">
            <text:p>12:27:17.5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27M17.525S">
            <text:p>12:27:17.5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27M17.565S">
            <text:p>12:27:17.5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27M17.105S">
            <text:p>12:27:17.11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27M17.115S">
            <text:p>12:27:17.12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27M17.617S">
            <text:p>12:27:17.62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27M17.616S">
            <text:p>12:27:17.62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27M17.232S">
            <text:p>12:27:17.2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27M17.252S">
            <text:p>12:27:17.2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422">
            <text:p>42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27M17.65S">
            <text:p>12:27:17.6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8947">
            <text:p>28947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27M17.301S">
            <text:p>12:27:17.3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27M17.674S">
            <text:p>12:27:17.6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8947">
            <text:p>28947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27M17.689S">
            <text:p>12:27:17.6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27M17.498S">
            <text:p>12:27:17.5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27M17.719S">
            <text:p>12:27:17.72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27M17.758S">
            <text:p>12:27:17.7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8946">
            <text:p>28946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27M15.421S">
            <text:p>12:27:15.42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357">
            <text:p>235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27M17.78S">
            <text:p>12:27:17.78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27M17.821S">
            <text:p>12:27:17.82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27M17.826S">
            <text:p>12:27:17.83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27M17.83S">
            <text:p>12:27:17.83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27M15.389S">
            <text:p>12:27:15.39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127">
            <text:p>312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27M18.518S">
            <text:p>12:27:18.52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27M18.557S">
            <text:p>12:27:18.56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27M18.563S">
            <text:p>12:27:18.56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27M18.568S">
            <text:p>12:27:18.57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27M16.445S">
            <text:p>12:27:16.45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236">
            <text:p>223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27M18.682S">
            <text:p>12:27:18.68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27M18.721S">
            <text:p>12:27:18.72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27M18.727S">
            <text:p>12:27:18.73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27M18.73S">
            <text:p>12:27:18.73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27M17.024S">
            <text:p>12:27:17.0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329">
            <text:p>232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27M19.355S">
            <text:p>12:27:19.3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27M19.393S">
            <text:p>12:27:19.3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27M19.398S">
            <text:p>12:27:19.4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27M19.402S">
            <text:p>12:27:19.4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27M17.116S">
            <text:p>12:27:17.1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310">
            <text:p>231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27M19.426S">
            <text:p>12:27:19.4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27M19.462S">
            <text:p>12:27:19.4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27M19.467S">
            <text:p>12:27:19.4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27M19.471S">
            <text:p>12:27:19.4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27M15.308S">
            <text:p>12:27:15.31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4167">
            <text:p>416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27M17.206S">
            <text:p>12:27:17.2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278">
            <text:p>227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27M19.476S">
            <text:p>12:27:19.48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27M19.517S">
            <text:p>12:27:19.52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27M19.523S">
            <text:p>12:27:19.52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27M19.527S">
            <text:p>12:27:19.5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27M17.311S">
            <text:p>12:27:17.31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227">
            <text:p>222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27M19.486S">
            <text:p>12:27:19.4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27M19.543S">
            <text:p>12:27:19.5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27M19.549S">
            <text:p>12:27:19.5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27M19.553S">
            <text:p>12:27:19.5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27M19.54S">
            <text:p>12:27:19.54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27M19.582S">
            <text:p>12:27:19.58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27M17.211S">
            <text:p>12:27:17.2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378">
            <text:p>237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27M19.588S">
            <text:p>12:27:19.59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27M19.592S">
            <text:p>12:27:19.5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27M19.591S">
            <text:p>12:27:19.5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27M19.634S">
            <text:p>12:27:19.6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27M19.64S">
            <text:p>12:27:19.6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27M19.644S">
            <text:p>12:27:19.6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27M17.714S">
            <text:p>12:27:17.7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2015">
            <text:p>201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27M17.566S">
            <text:p>12:27:17.5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167">
            <text:p>216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27M19.732S">
            <text:p>12:27:19.7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27M19.785S">
            <text:p>12:27:19.7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27M17.469S">
            <text:p>12:27:17.4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2325">
            <text:p>232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27M19.795S">
            <text:p>12:27:19.8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27M19.738S">
            <text:p>12:27:19.7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27M19.8S">
            <text:p>12:27:19.8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27M19.802S">
            <text:p>12:27:19.80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27M19.818S">
            <text:p>12:27:19.8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27M19.822S">
            <text:p>12:27:19.8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27M17.644S">
            <text:p>12:27:17.6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186">
            <text:p>218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27M19.795S">
            <text:p>12:27:19.80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27M19.842S">
            <text:p>12:27:19.84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27M19.848S">
            <text:p>12:27:19.8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27M19.852S">
            <text:p>12:27:19.8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27M17.531S">
            <text:p>12:27:17.5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330">
            <text:p>233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27M19.831S">
            <text:p>12:27:19.8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27M19.876S">
            <text:p>12:27:19.8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27M19.883S">
            <text:p>12:27:19.8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27M19.886S">
            <text:p>12:27:19.8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27M19.863S">
            <text:p>12:27:19.8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27M19.901S">
            <text:p>12:27:19.9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27M19.907S">
            <text:p>12:27:19.9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27M17.701S">
            <text:p>12:27:17.7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212">
            <text:p>221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27M19.912S">
            <text:p>12:27:19.9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27M16.183S">
            <text:p>12:27:16.18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3748">
            <text:p>374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27M17.607S">
            <text:p>12:27:17.6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338">
            <text:p>233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27M19.914S">
            <text:p>12:27:19.9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27M16.358S">
            <text:p>12:27:16.3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3600">
            <text:p>360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27M19.958S">
            <text:p>12:27:19.9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27M19.966S">
            <text:p>12:27:19.9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27M19.97S">
            <text:p>12:27:19.9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27M17.68S">
            <text:p>12:27:17.6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301">
            <text:p>230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27M19.933S">
            <text:p>12:27:19.93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27M19.988S">
            <text:p>12:27:19.9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27M19.994S">
            <text:p>12:27:19.99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27M19.998S">
            <text:p>12:27:20.00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27M19.982S">
            <text:p>12:27:19.9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27M20.037S">
            <text:p>12:27:20.0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27M20.044S">
            <text:p>12:27:20.0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27M20.049S">
            <text:p>12:27:20.0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27M19.947S">
            <text:p>12:27:19.9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27M19.961S">
            <text:p>12:27:19.9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27M20.059S">
            <text:p>12:27:20.0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27M20.063S">
            <text:p>12:27:20.0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27M20.067S">
            <text:p>12:27:20.0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27M20.071S">
            <text:p>12:27:20.0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27M20.07S">
            <text:p>12:27:20.0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27M20.075S">
            <text:p>12:27:20.0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27M17.778S">
            <text:p>12:27:17.7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2486">
            <text:p>248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27M20.266S">
            <text:p>12:27:20.2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27M20.306S">
            <text:p>12:27:20.3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27M20.311S">
            <text:p>12:27:20.3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27M20.314S">
            <text:p>12:27:20.3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27M16.381S">
            <text:p>12:27:16.38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3988">
            <text:p>398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27M20.371S">
            <text:p>12:27:20.37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27M20.408S">
            <text:p>12:27:20.4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27M20.413S">
            <text:p>12:27:20.41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27M20.417S">
            <text:p>12:27:20.42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27M17.171S">
            <text:p>12:27:17.1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350">
            <text:p>335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27M20.523S">
            <text:p>12:27:20.5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27M20.561S">
            <text:p>12:27:20.5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27M20.567S">
            <text:p>12:27:20.5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27M17.061S">
            <text:p>12:27:17.0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3513">
            <text:p>351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27M20.573S">
            <text:p>12:27:20.5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27M20.576S">
            <text:p>12:27:20.5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27M20.625S">
            <text:p>12:27:20.6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27M17.642S">
            <text:p>12:27:17.64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991">
            <text:p>299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27M20.631S">
            <text:p>12:27:20.6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27M20.642S">
            <text:p>12:27:20.6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27M20.634S">
            <text:p>12:27:20.6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27M20.672S">
            <text:p>12:27:20.6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27M20.677S">
            <text:p>12:27:20.6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27M20.682S">
            <text:p>12:27:20.6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27M17.243S">
            <text:p>12:27:17.2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750">
            <text:p>375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27M16.665S">
            <text:p>12:27:16.67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4344">
            <text:p>434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27M20.994S">
            <text:p>12:27:20.99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27M21.032S">
            <text:p>12:27:21.0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27M21.038S">
            <text:p>12:27:21.04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27M21.042S">
            <text:p>12:27:21.0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27M21.011S">
            <text:p>12:27:21.01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27M21.058S">
            <text:p>12:27:21.0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27M21.063S">
            <text:p>12:27:21.06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27M21.067S">
            <text:p>12:27:21.07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27M17.367S">
            <text:p>12:27:17.3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3723">
            <text:p>372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27M21.091S">
            <text:p>12:27:21.0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27M21.129S">
            <text:p>12:27:21.1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27M21.135S">
            <text:p>12:27:21.1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27M21.138S">
            <text:p>12:27:21.1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27M17.396S">
            <text:p>12:27:17.4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4166">
            <text:p>416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27M21.563S">
            <text:p>12:27:21.56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27M17.598S">
            <text:p>12:27:17.60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4006">
            <text:p>400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27M21.601S">
            <text:p>12:27:21.6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27M21.614S">
            <text:p>12:27:21.61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27M21.617S">
            <text:p>12:27:21.6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27M21.606S">
            <text:p>12:27:21.6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27M21.647S">
            <text:p>12:27:21.6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27M21.652S">
            <text:p>12:27:21.65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27M21.656S">
            <text:p>12:27:21.6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27M17.069S">
            <text:p>12:27:17.0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5136">
            <text:p>513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27M22.206S">
            <text:p>12:27:22.2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27M22.245S">
            <text:p>12:27:22.2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27M22.252S">
            <text:p>12:27:22.2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27M22.256S">
            <text:p>12:27:22.2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9:39:33.49</dc:date>
    <meta:document-statistic meta:table-count="1" meta:cell-count="2107" meta:object-count="0"/>
    <meta:generator>OpenOffice.org/3.2$Win32 OpenOffice.org_project/320m12$Build-9483</meta:generator>
  </office:meta>
</office:document-meta>
</file>